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2">
      <style:drawing-page-properties draw:fill="gradient" draw:fill-gradient-name="a10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5">
      <style:drawing-page-properties draw:fill="gradient" draw:fill-gradient-name="a11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1">
      <style:drawing-page-properties draw:fill="gradient" draw:fill-gradient-name="a9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7">
      <style:drawing-page-properties draw:fill="gradient" draw:fill-gradient-name="a8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0">
      <style:drawing-page-properties draw:fill="gradient" draw:fill-gradient-name="a11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9">
      <style:drawing-page-properties draw:fill="gradient" draw:fill-gradient-name="a9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gradient" draw:fill-gradient-name="a8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8">
      <style:drawing-page-properties draw:fill="gradient" draw:fill-gradient-name="a9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2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gradient" draw:fill-gradient-name="a9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6">
      <style:drawing-page-properties draw:fill="gradient" draw:fill-gradient-name="a11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4">
      <style:drawing-page-properties draw:fill="gradient" draw:fill-gradient-name="a8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9">
      <style:drawing-page-properties draw:fill="gradient" draw:fill-gradient-name="a8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4">
      <style:drawing-page-properties draw:fill="gradient" draw:fill-gradient-name="a120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gradient" draw:fill-gradient-name="a10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9">
      <style:drawing-page-properties draw:fill="gradient" draw:fill-gradient-name="a121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4">
      <style:drawing-page-properties draw:fill="gradient" draw:fill-gradient-name="a8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3">
      <style:drawing-page-properties draw:fill="gradient" draw:fill-gradient-name="a103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1">
      <style:drawing-page-properties draw:fill="gradient" draw:fill-gradient-name="a8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1">
      <style:drawing-page-properties draw:fill="gradient" draw:fill-gradient-name="a10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1">
      <style:drawing-page-properties draw:fill="gradient" draw:fill-gradient-name="a9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6">
      <style:drawing-page-properties draw:fill="gradient" draw:fill-gradient-name="a9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07" draw:master-page-name="Master1-Layout1-title-Title-Slide" presentation:presentation-page-layout-name="Master1-PPL1" draw:id="Slide-256">
        <draw:frame draw:id="id118" presentation:style-name="a810" draw:name="Title 1" svg:x="1.23404in" svg:y="1.03446in" svg:width="9.44562in" svg:height="2.86369in" presentation:class="title" presentation:placeholder="false">
          <draw:text-box>
            <text:p text:style-name="a809" text:class-names="" text:cond-style-name=""><text:span text:style-name="a808" text:class-names="">Spatial Querying Raster Datasets</text:span></text:p>
          </draw:text-box>
          <svg:title/>
          <svg:desc/>
        </draw:frame>
        <draw:frame draw:id="id119" presentation:style-name="a811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4" draw:style-name="a813" draw:master-page-name="Master1-Layout2-obj-Title-and-Content" presentation:presentation-page-layout-name="Master1-PPL2" draw:id="Slide-259">
        <draw:frame draw:id="id120" presentation:style-name="a816" draw:name="Title 1" svg:x="1.23608in" svg:y="1.04257in" svg:width="10.50227in" svg:height="1.14746in" presentation:class="title" presentation:placeholder="false">
          <draw:text-box>
            <text:p text:style-name="a815" text:class-names="" text:cond-style-name=""><text:span text:style-name="a814" text:class-names="">Things you should know</text:span></text:p>
          </draw:text-box>
          <svg:title/>
          <svg:desc/>
        </draw:frame>
        <draw:frame draw:id="id121" presentation:style-name="a832" draw:name="Content Placeholder 2" svg:x="1.23608in" svg:y="2.37508in" svg:width="10.50227in" svg:height="3.60299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Tiles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No Data Values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Pixel Types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Raster_columns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Overviews</text:span></text:p>
              </text:list-item>
            </text:list>
          </draw:text-box>
          <svg:title/>
          <svg:desc/>
        </draw:frame>
      </draw:page>
      <draw:page draw:name="Slide5" draw:style-name="a834" draw:master-page-name="Master1-Layout2-obj-Title-and-Content" presentation:presentation-page-layout-name="Master1-PPL2" draw:id="Slide-260">
        <draw:frame draw:id="id122" presentation:style-name="a837" draw:name="Title 1" svg:x="1.23608in" svg:y="1.04257in" svg:width="10.50227in" svg:height="1.14746in" presentation:class="title" presentation:placeholder="false">
          <draw:text-box>
            <text:p text:style-name="a836" text:class-names="" text:cond-style-name=""><text:span text:style-name="a835" text:class-names="">Tiles</text:span></text:p>
          </draw:text-box>
          <svg:title/>
          <svg:desc/>
        </draw:frame>
        <draw:frame draw:id="id123" presentation:style-name="a847" draw:name="Content Placeholder 2" svg:x="1.23608in" svg:y="2.37508in" svg:width="10.50227in" svg:height="3.60299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They are groups of data.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Raster datasets can be large.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Tiles have metadata</text:span></text:p>
              </text:list-item>
            </text:list>
          </draw:text-box>
          <svg:title/>
          <svg:desc/>
        </draw:frame>
      </draw:page>
      <draw:page draw:name="Slide6" draw:style-name="a849" draw:master-page-name="Master1-Layout2-obj-Title-and-Content" presentation:presentation-page-layout-name="Master1-PPL2" draw:id="Slide-261">
        <draw:frame draw:id="id124" presentation:style-name="a852" draw:name="Title 1" svg:x="1.23608in" svg:y="1.04257in" svg:width="10.50227in" svg:height="1.14746in" presentation:class="title" presentation:placeholder="false">
          <draw:text-box>
            <text:p text:style-name="a851" text:class-names="" text:cond-style-name=""><text:span text:style-name="a850" text:class-names="">Code It</text:span></text:p>
          </draw:text-box>
          <svg:title/>
          <svg:desc/>
        </draw:frame>
        <draw:frame draw:id="id125" presentation:style-name="a862" draw:name="Content Placeholder 2" svg:x="1.23608in" svg:y="2.37508in" svg:width="10.50227in" svg:height="3.60299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Make a map of all the tiles found in GLC2000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Dump all the values of a particular tile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</draw:page>
      <draw:page draw:name="Slide7" draw:style-name="a864" draw:master-page-name="Master1-Layout2-obj-Title-and-Content" presentation:presentation-page-layout-name="Master1-PPL2" draw:id="Slide-262">
        <draw:frame draw:id="id126" presentation:style-name="a867" draw:name="Title 1" svg:x="1.23608in" svg:y="1.04257in" svg:width="10.50227in" svg:height="1.14746in" presentation:class="title" presentation:placeholder="false">
          <draw:text-box>
            <text:p text:style-name="a866" text:class-names="" text:cond-style-name=""><text:span text:style-name="a865" text:class-names="">No Data Values</text:span></text:p>
          </draw:text-box>
          <svg:title/>
          <svg:desc/>
        </draw:frame>
        <draw:frame draw:id="id127" presentation:style-name="a889" draw:name="Content Placeholder 2" svg:x="1.23608in" svg:y="2.37508in" svg:width="10.50227in" svg:height="3.60299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>They are important. You will find that in most cases they aren’t set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Databases are not good at creating or modifying data.</text:span></text:p>
              </text:list-item>
            </text:list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4" text:class-names="">Databases are built to analyze the data.</text:span></text:p>
                  </text:list-item>
                </text:list>
              </text:list-item>
            </text:list>
            <text:list text:style-name="a879">
              <text:list-item>
                <text:list text:style-name="a879">
                  <text:list-item>
                    <text:p text:style-name="a878" text:class-names="" text:cond-style-name=""><text:span text:style-name="a877" text:class-names="">Adjusting the data is best done externally.</text:span></text:p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list text:style-name="a882">
                      <text:list-item>
                        <text:p text:style-name="a881" text:class-names="" text:cond-style-name=""><text:span text:style-name="a880" text:class-names="">GDAL Shell<text:s text:c="1"/></text:span></text:p>
                      </text:list-item>
                    </text:list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list text:style-name="a885">
                          <text:list-item>
                            <text:p text:style-name="a884" text:class-names="" text:cond-style-name=""><text:span text:style-name="a883" text:class-names="">GDALBUILDVR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list text:style-name="a888">
                          <text:list-item>
                            <text:p text:style-name="a887" text:class-names="" text:cond-style-name=""><text:span text:style-name="a886" text:class-names="">GDAL_transla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891" draw:master-page-name="Master1-Layout2-obj-Title-and-Content" presentation:presentation-page-layout-name="Master1-PPL2" draw:id="Slide-263">
        <draw:frame draw:id="id128" presentation:style-name="a894" draw:name="Title 1" svg:x="1.23608in" svg:y="1.04257in" svg:width="10.50227in" svg:height="1.14746in" presentation:class="title" presentation:placeholder="false">
          <draw:text-box>
            <text:p text:style-name="a893" text:class-names="" text:cond-style-name=""><text:span text:style-name="a892" text:class-names="">Pixel Types</text:span></text:p>
          </draw:text-box>
          <svg:title/>
          <svg:desc/>
        </draw:frame>
        <draw:frame draw:id="id129" presentation:style-name="a929" draw:name="Content Placeholder 2" svg:x="1.23608in" svg:y="1.90769in" svg:width="10.50227in" svg:height="4.0703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PostGIS has a number of pixel types</text:span></text:p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>8BSI - 8-bit signed integer</text:span></text:p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8BUI - 8-bit unsigned integer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>16BSI - 16-bit signed integer</text:span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7" text:class-names="">16BUI - 16-bit unsigned integer</text:span></text:p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>32BSI - 32-bit signed integer</text:span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>32BUI - 32-bit unsigned integer</text:span></text:p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>32BF - 32-bit float</text:span></text:p>
                  </text:list-item>
                </text:list>
              </text:list-item>
            </text:list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9" text:class-names="">64BF - 64-bit float</text:span></text:p>
                  </text:list-item>
                </text:list>
              </text:list-item>
            </text:list>
            <text:list text:style-name="a925">
              <text:list-item>
                <text:p text:style-name="a924" text:class-names="" text:cond-style-name=""><text:span text:style-name="a922" text:class-names=""><text:a xlink:href="https://postgis.net/docs/RT_ST_BandPixelType.html" text:style-name="" text:visited-style-name="">https://postgis.net/docs/RT_ST_BandPixelType.html</text:a></text:span><text:span text:style-name="a923" text:class-names=""/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</draw:text-box>
          <svg:title/>
          <svg:desc/>
        </draw:frame>
      </draw:page>
      <draw:page draw:name="Slide9" draw:style-name="a931" draw:master-page-name="Master1-Layout2-obj-Title-and-Content" presentation:presentation-page-layout-name="Master1-PPL2" draw:id="Slide-264">
        <draw:frame draw:id="id130" presentation:style-name="a934" draw:name="Title 1" svg:x="1.23608in" svg:y="1.04257in" svg:width="10.50227in" svg:height="1.14746in" presentation:class="title" presentation:placeholder="false">
          <draw:text-box>
            <text:p text:style-name="a933" text:class-names="" text:cond-style-name=""><text:span text:style-name="a932" text:class-names="">Raster Columns</text:span></text:p>
          </draw:text-box>
          <svg:title/>
          <svg:desc/>
        </draw:frame>
        <draw:frame draw:id="id131" presentation:style-name="a944" draw:name="Content Placeholder 2" svg:x="1.23608in" svg:y="2.37508in" svg:width="10.50227in" svg:height="3.60299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5" text:class-names="">Don’t delete this EVER!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Very useful for finding out information about your raster dataset.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</draw:text-box>
          <svg:title/>
          <svg:desc/>
        </draw:frame>
      </draw:page>
      <draw:page draw:name="Slide10" draw:style-name="a946" draw:master-page-name="Master1-Layout2-obj-Title-and-Content" presentation:presentation-page-layout-name="Master1-PPL2" draw:id="Slide-265">
        <draw:frame draw:id="id132" presentation:style-name="a949" draw:name="Title 1" svg:x="1.23608in" svg:y="1.04257in" svg:width="10.50227in" svg:height="1.14746in" presentation:class="title" presentation:placeholder="false">
          <draw:text-box>
            <text:p text:style-name="a948" text:class-names="" text:cond-style-name=""><text:span text:style-name="a947" text:class-names="">Code It</text:span></text:p>
          </draw:text-box>
          <svg:title/>
          <svg:desc/>
        </draw:frame>
        <draw:frame draw:id="id133" presentation:style-name="a959" draw:name="Content Placeholder 2" svg:x="1.23608in" svg:y="2.37508in" svg:width="10.50227in" svg:height="3.60299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What pixel type is GL2000?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Load the new glc2000_nodata tiff</text:span></text:p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What is the pixel type and no data valu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961" draw:master-page-name="Master1-Layout2-obj-Title-and-Content" presentation:presentation-page-layout-name="Master1-PPL2" draw:id="Slide-266">
        <draw:frame draw:id="id134" presentation:style-name="a964" draw:name="Title 1" svg:x="1.23608in" svg:y="1.04257in" svg:width="10.50227in" svg:height="1.14746in" presentation:class="title" presentation:placeholder="false">
          <draw:text-box>
            <text:p text:style-name="a963" text:class-names="" text:cond-style-name=""><text:span text:style-name="a962" text:class-names="">Overviews</text:span></text:p>
          </draw:text-box>
          <svg:title/>
          <svg:desc/>
        </draw:frame>
        <draw:frame draw:id="id135" presentation:style-name="a977" draw:name="Content Placeholder 2" svg:x="1.23608in" svg:y="2.37508in" svg:width="10.50227in" svg:height="3.60299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Overviews are pyramids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Used to reduce the amount of data available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Common practice to use a power rule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</draw:text-box>
          <svg:title/>
          <svg:desc/>
        </draw:frame>
      </draw:page>
      <draw:page draw:name="Slide12" draw:style-name="a979" draw:master-page-name="Master1-Layout2-obj-Title-and-Content" presentation:presentation-page-layout-name="Master1-PPL2" draw:id="Slide-267">
        <draw:frame draw:id="id136" presentation:style-name="a982" draw:name="Title 1" svg:x="1.23608in" svg:y="1.04257in" svg:width="10.50227in" svg:height="1.14746in" presentation:class="title" presentation:placeholder="false">
          <draw:text-box>
            <text:p text:style-name="a981" text:class-names="" text:cond-style-name=""><text:span text:style-name="a980" text:class-names="">Code It</text:span></text:p>
          </draw:text-box>
          <svg:title/>
          <svg:desc/>
        </draw:frame>
        <draw:frame draw:id="id137" presentation:style-name="a986" draw:name="Content Placeholder 2" svg:x="1.23608in" svg:y="2.37508in" svg:width="10.50227in" svg:height="3.60299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3" text:class-names="">Add Overviews to your database and preview in QGIS</text:span></text:p>
              </text:list-item>
            </text:list>
          </draw:text-box>
          <svg:title/>
          <svg:desc/>
        </draw:frame>
      </draw:page>
      <draw:page draw:name="Slide13" draw:style-name="a988" draw:master-page-name="Master1-Layout3-secHead-Section-Header" presentation:presentation-page-layout-name="Master1-PPL3" draw:id="Slide-268">
        <draw:frame draw:id="id138" presentation:style-name="a991" draw:name="Title 3" svg:x="1.23487in" svg:y="1.92053in" svg:width="9.42592in" svg:height="2.24198in" presentation:class="title" presentation:placeholder="false">
          <draw:text-box>
            <text:p text:style-name="a990" text:class-names="" text:cond-style-name=""><text:span text:style-name="a989" text:class-names="">BREAK</text:span></text:p>
          </draw:text-box>
          <svg:title/>
          <svg:desc/>
        </draw:frame>
        <draw:frame draw:id="id139" presentation:style-name="a992" draw:name="Text Placeholder 4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14" draw:style-name="a994" draw:master-page-name="Master1-Layout2-obj-Title-and-Content" presentation:presentation-page-layout-name="Master1-PPL2" draw:id="Slide-269">
        <draw:frame draw:id="id140" presentation:style-name="a997" draw:name="Title 1" svg:x="1.23608in" svg:y="1.04257in" svg:width="10.50227in" svg:height="1.14746in" presentation:class="title" presentation:placeholder="false">
          <draw:text-box>
            <text:p text:style-name="a996" text:class-names="" text:cond-style-name=""><text:span text:style-name="a995" text:class-names="">Raster Analyses</text:span></text:p>
          </draw:text-box>
          <svg:title/>
          <svg:desc/>
        </draw:frame>
        <draw:frame draw:id="id141" presentation:style-name="a1010" draw:name="Content Placeholder 2" svg:x="1.23608in" svg:y="2.37508in" svg:width="10.50227in" svg:height="3.60299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Everything begins with ST_Intersects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ST_Intersects(r.rast, p.geom)</text:span></text:p>
              </text:list-item>
            </text:list>
          </draw:text-box>
          <svg:title/>
          <svg:desc/>
        </draw:frame>
      </draw:page>
      <draw:page draw:name="Slide2" draw:style-name="a1012" draw:master-page-name="Master1-Layout2-obj-Title-and-Content" presentation:presentation-page-layout-name="Master1-PPL2" draw:id="Slide-257">
        <draw:frame draw:id="id142" presentation:style-name="a1015" draw:name="Title 1" svg:x="1.23608in" svg:y="1.04257in" svg:width="10.50227in" svg:height="1.14746in" presentation:class="title" presentation:placeholder="false">
          <draw:text-box>
            <text:p text:style-name="a1014" text:class-names="" text:cond-style-name=""><text:span text:style-name="a1013" text:class-names="">Zonal Stats</text:span></text:p>
          </draw:text-box>
          <svg:title/>
          <svg:desc/>
        </draw:frame>
        <draw:frame draw:id="id143" presentation:style-name="a1031" draw:name="Content Placeholder 2" svg:x="1.23608in" svg:y="2.37508in" svg:width="10.50227in" svg:height="3.60299in" presentation:class="outline" presentation:placeholder="false">
          <draw:text-box>
            <text:list text:style-name="a1018">
              <text:list-item>
                <text:p text:style-name="a1017" text:class-names="" text:cond-style-name=""><text:span text:style-name="a1016" text:class-names="">What was the maximum category of landcover in Minnesota?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What was the maximum category of landcover for all states?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What was the maximum category of landcover for every county in Minnesota?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</draw:text-box>
          <svg:title/>
          <svg:desc/>
        </draw:frame>
      </draw:page>
      <draw:page draw:name="Slide15" draw:style-name="a1033" draw:master-page-name="Master1-Layout2-obj-Title-and-Content" presentation:presentation-page-layout-name="Master1-PPL2" draw:id="Slide-270">
        <draw:frame draw:id="id144" presentation:style-name="a1036" draw:name="Title 1" svg:x="1.23608in" svg:y="1.04257in" svg:width="10.50227in" svg:height="1.14746in" presentation:class="title" presentation:placeholder="false">
          <draw:text-box>
            <text:p text:style-name="a1035" text:class-names="" text:cond-style-name=""><text:span text:style-name="a1034" text:class-names="">Zonal Stats Answers</text:span></text:p>
          </draw:text-box>
          <svg:title/>
          <svg:desc/>
        </draw:frame>
        <draw:frame draw:id="id145" presentation:style-name="a1049" draw:name="Content Placeholder 2" svg:x="1.23608in" svg:y="2.37508in" svg:width="10.50227in" svg:height="3.60299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SELECT (ST_SummaryStats(ST_Clip(r.rast, p.geom))).*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FROM boundary p INNER JOIN glc2000_nodata r ON ST_Intersects(r.rast, p.geom)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-- the summary stats function returns a record type, which contains multiple fields. You unpack it by (function(p1,p2)).*</text:span></text:p>
              </text:list-item>
            </text:list>
          </draw:text-box>
          <svg:title/>
          <svg:desc/>
        </draw:frame>
      </draw:page>
      <draw:page draw:name="Slide16" draw:style-name="a1051" draw:master-page-name="Master1-Layout2-obj-Title-and-Content" presentation:presentation-page-layout-name="Master1-PPL2" draw:id="Slide-271">
        <draw:frame draw:id="id146" presentation:style-name="a1054" draw:name="Title 1" svg:x="1.23608in" svg:y="1.04257in" svg:width="10.50227in" svg:height="1.14746in" presentation:class="title" presentation:placeholder="false">
          <draw:text-box>
            <text:p text:style-name="a1053" text:class-names="" text:cond-style-name=""><text:span text:style-name="a1052" text:class-names="">Improving Summary Stats</text:span></text:p>
          </draw:text-box>
          <svg:title/>
          <svg:desc/>
        </draw:frame>
        <draw:frame draw:id="id147" presentation:style-name="a1070" draw:name="Content Placeholder 2" svg:x="1.23608in" svg:y="2.37508in" svg:width="10.50227in" svg:height="3.60299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5" text:class-names="">SELECT ST_SummaryStats(ST_Union(ST_Clip(r.rast, p.geom)))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FROM boundary p INNER JOIN glc2000_nodata r ON ST_Intersects(r.rast, p.geom)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--Now the average is correct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--This is slow, because we are making data</text:span></text:p>
              </text:list-item>
            </text:list>
          </draw:text-box>
          <svg:title/>
          <svg:desc/>
        </draw:frame>
      </draw:page>
      <draw:page draw:name="Slide17" draw:style-name="a1072" draw:master-page-name="Master1-Layout2-obj-Title-and-Content" presentation:presentation-page-layout-name="Master1-PPL2" draw:id="Slide-272">
        <draw:frame draw:id="id148" presentation:style-name="a1075" draw:name="Title 1" svg:x="1.23608in" svg:y="1.04257in" svg:width="10.50227in" svg:height="1.14746in" presentation:class="title" presentation:placeholder="false">
          <draw:text-box>
            <text:p text:style-name="a1074" text:class-names="" text:cond-style-name=""><text:span text:style-name="a1073" text:class-names="">Best Zonal Stats</text:span></text:p>
          </draw:text-box>
          <svg:title/>
          <svg:desc/>
        </draw:frame>
        <draw:frame draw:id="id149" presentation:style-name="a1113" draw:name="Content Placeholder 2" svg:x="1.23608in" svg:y="2.37508in" svg:width="10.50227in" svg:height="3.60299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76" text:class-names="">SELECT<text:s text:c="1"/></text:span><text:span text:style-name="a1077" text:class-names="">p.name,<text:s text:c="1"/></text:span><text:span text:style-name="a1078" text:class-names="">ST_SummaryStatsAgg</text:span><text:span text:style-name="a1079" text:class-names="">((</text:span><text:span text:style-name="a1080" text:class-names="">ST_Clip</text:span><text:span text:style-name="a1081" text:class-names="">(</text:span><text:span text:style-name="a1082" text:class-names="">r.rast</text:span><text:span text:style-name="a1083" text:class-names="">,<text:s text:c="1"/></text:span><text:span text:style-name="a1084" text:class-names="">p.geom</text:span><text:span text:style-name="a1085" text:class-names="">),1,True))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88" text:class-names="">FROM boundary p INNER JOIN glc2000_nodata r ON<text:s text:c="1"/></text:span><text:span text:style-name="a1089" text:class-names="">ST_Intersects</text:span><text:span text:style-name="a1090" text:class-names="">(</text:span><text:span text:style-name="a1091" text:class-names="">r.rast</text:span><text:span text:style-name="a1092" text:class-names="">,<text:s text:c="1"/></text:span><text:span text:style-name="a1093" text:class-names="">p.geom</text:span><text:span text:style-name="a1094" text:class-names="">)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7" text:class-names="">GROUP BY p.name</text:span><text:span text:style-name="a1098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--This is fast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--https://postgis.net/docs/RT_ST_SummaryStatsAgg.html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--Thanks Pierre</text:span></text:p>
              </text:list-item>
            </text:list>
          </draw:text-box>
          <svg:title/>
          <svg:desc/>
        </draw:frame>
      </draw:page>
      <draw:page draw:name="Slide18" draw:style-name="a1115" draw:master-page-name="Master1-Layout2-obj-Title-and-Content" presentation:presentation-page-layout-name="Master1-PPL2" draw:id="Slide-273">
        <draw:frame draw:id="id150" presentation:style-name="a1118" draw:name="Title 1" svg:x="1.23608in" svg:y="1.04257in" svg:width="10.50227in" svg:height="1.14746in" presentation:class="title" presentation:placeholder="false">
          <draw:text-box>
            <text:p text:style-name="a1117" text:class-names="" text:cond-style-name=""><text:span text:style-name="a1116" text:class-names="">Raster Change</text:span></text:p>
          </draw:text-box>
          <svg:title/>
          <svg:desc/>
        </draw:frame>
        <draw:frame draw:id="id151" presentation:style-name="a1128" draw:name="Content Placeholder 2" svg:x="1.23608in" svg:y="2.37508in" svg:width="10.50227in" svg:height="3.60299in" presentation:class="outline" presentation:placeholder="false">
          <draw:text-box>
            <text:list text:style-name="a1121">
              <text:list-item>
                <text:p text:style-name="a1120" text:class-names="" text:cond-style-name=""><text:span text:style-name="a1119" text:class-names="">Load the MERIS datasets, 300 meter spatial resolution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Raster2pgsql –C –x –I –Y –F –s 4326 –t 250x250</text:span></text:p>
              </text:list-item>
            </text:list>
          </draw:text-box>
          <svg:title/>
          <svg:desc/>
        </draw:frame>
      </draw:page>
      <draw:page draw:name="Slide19" draw:style-name="a1130" draw:master-page-name="Master1-Layout2-obj-Title-and-Content" presentation:presentation-page-layout-name="Master1-PPL2" draw:id="Slide-274">
        <draw:frame draw:id="id152" presentation:style-name="a1135" draw:name="Title 1" svg:x="1.23608in" svg:y="1.04257in" svg:width="10.50227in" svg:height="1.14746in" presentation:class="title" presentation:placeholder="false">
          <draw:text-box>
            <text:p text:style-name="a1134" text:class-names="" text:cond-style-name=""><text:span text:style-name="a1131" text:class-names="">Compare<text:s text:c="1"/></text:span><text:span text:style-name="a1132" text:class-names="">change by regions<text:s text:c="1"/></text:span><text:span text:style-name="a1133" text:class-names="">rasters</text:span></text:p>
          </draw:text-box>
          <svg:title/>
          <svg:desc/>
        </draw:frame>
        <draw:frame draw:id="id153" presentation:style-name="a1154" draw:name="Content Placeholder 2" svg:x="1.23608in" svg:y="2.37508in" svg:width="10.50227in" svg:height="3.60299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6" text:class-names="">Do 1 raster at a time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Join and Clip rasters on a geography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Perform Summary Statistics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Add the second raster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</draw:text-box>
          <svg:title/>
          <svg:desc/>
        </draw:frame>
      </draw:page>
      <draw:page draw:name="Slide22" draw:style-name="a1156" draw:master-page-name="Master1-Layout2-obj-Title-and-Content" presentation:presentation-page-layout-name="Master1-PPL2" draw:id="Slide-277">
        <draw:frame draw:id="id154" presentation:style-name="a1160" draw:name="Title 1" svg:x="1.23608in" svg:y="1.04257in" svg:width="10.50227in" svg:height="1.14746in" presentation:class="title" presentation:placeholder="false">
          <draw:text-box>
            <text:p text:style-name="a1159" text:class-names="" text:cond-style-name=""><text:span text:style-name="a1157" text:class-names="">Raster change over time</text:span><text:span text:style-name="a1158" text:class-names=""/></text:p>
          </draw:text-box>
          <svg:title/>
          <svg:desc/>
        </draw:frame>
        <draw:frame draw:id="id155" presentation:style-name="a1202" draw:name="Content Placeholder 2" svg:x="1.23608in" svg:y="2.37508in" svg:width="10.50227in" svg:height="3.60299in" presentation:class="outline" presentation:placeholder="false">
          <draw:text-box>
            <text:list text:style-name="a1167">
              <text:list-item>
                <text:p text:style-name="a1166" text:class-names="" text:cond-style-name=""><text:span text:style-name="a1161" text:class-names="">SELECT p.name,<text:s text:c="1"/></text:span><text:span text:style-name="a1162" text:class-names="">ST_SummaryStatsAgg</text:span><text:span text:style-name="a1163" text:class-names="">(</text:span><text:span text:style-name="a1164" text:class-names="">ST_Clip</text:span><text:span text:style-name="a1165" text:class-names="">(r1.rast,p.geom),1, True) as rast1,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68" text:class-names="">ST_SummaryStatsAgg</text:span><text:span text:style-name="a1169" text:class-names="">(</text:span><text:span text:style-name="a1170" text:class-names="">ST_Clip</text:span><text:span text:style-name="a1171" text:class-names="">(r2.rast,p.geom),1, True) as rast2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4" text:class-names="">from <text:s text:c="1"/></text:span><text:span text:style-name="a1175" text:class-names="">us_states</text:span><text:span text:style-name="a1176" text:class-names=""><text:s text:c="1"/>p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79" text:class-names="">INNER JOIN meris_2010_us_nodata r1 ON<text:s text:c="1"/></text:span><text:span text:style-name="a1180" text:class-names="">ST_Intersects</text:span><text:span text:style-name="a1181" text:class-names="">(r1.rast,<text:s text:c="1"/></text:span><text:span text:style-name="a1182" text:class-names="">p.geom</text:span><text:span text:style-name="a1183" text:class-names="">)<text:s text:c="1"/>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86" text:class-names="">INNER JOIN meris_2015_us_nodata r2 ON<text:s text:c="1"/></text:span><text:span text:style-name="a1187" text:class-names="">ST_Intersects</text:span><text:span text:style-name="a1188" text:class-names="">(r2.rast,<text:s text:c="1"/></text:span><text:span text:style-name="a1189" text:class-names="">p.geom</text:span><text:span text:style-name="a1190" text:class-names="">)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3" text:class-names="">WHERE r1.rid = r2.rid AND lower(p.name) = '</text:span><text:span text:style-name="a1194" text:class-names="">minnesota</text:span><text:span text:style-name="a1195" text:class-names="">'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8" text:class-names="">GROUP BY p.name</text:span><text:span text:style-name="a1199" text:class-names=""/></text:p>
              </text:list-item>
            </text:list>
          </draw:text-box>
          <svg:title/>
          <svg:desc/>
        </draw:frame>
      </draw:page>
      <draw:page draw:name="Slide20" draw:style-name="a1204" draw:master-page-name="Master1-Layout2-obj-Title-and-Content" presentation:presentation-page-layout-name="Master1-PPL2" draw:id="Slide-275">
        <draw:frame draw:id="id156" presentation:style-name="a1207" draw:name="Title 1" svg:x="1.23608in" svg:y="1.04257in" svg:width="10.50227in" svg:height="1.14746in" presentation:class="title" presentation:placeholder="false">
          <draw:text-box>
            <text:p text:style-name="a1206" text:class-names="" text:cond-style-name=""><text:span text:style-name="a1205" text:class-names="">Reclassify a raster</text:span></text:p>
          </draw:text-box>
          <svg:title/>
          <svg:desc/>
        </draw:frame>
        <draw:frame draw:id="id157" presentation:style-name="a1217" draw:name="Content Placeholder 2" svg:x="1.23608in" svg:y="2.37508in" svg:width="10.50227in" svg:height="3.60299in" presentation:class="outline" presentation:placeholder="false">
          <draw:text-box>
            <text:list text:style-name="a1210">
              <text:list-item>
                <text:p text:style-name="a1209" text:class-names="" text:cond-style-name=""><text:span text:style-name="a1208" text:class-names="">Choose a tile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Dump the values of the tile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Now reclassify the retile</text:span></text:p>
              </text:list-item>
            </text:list>
          </draw:text-box>
          <svg:title/>
          <svg:desc/>
        </draw:frame>
      </draw:page>
      <draw:page draw:name="Slide21" draw:style-name="a1219" draw:master-page-name="Master1-Layout2-obj-Title-and-Content" presentation:presentation-page-layout-name="Master1-PPL2" draw:id="Slide-276">
        <draw:frame draw:id="id158" presentation:style-name="a1222" draw:name="Title 1" svg:x="1.23608in" svg:y="1.04257in" svg:width="10.50227in" svg:height="1.14746in" presentation:class="title" presentation:placeholder="false">
          <draw:text-box>
            <text:p text:style-name="a1221" text:class-names="" text:cond-style-name=""><text:span text:style-name="a1220" text:class-names="">Reclassify Answer</text:span></text:p>
          </draw:text-box>
          <svg:title/>
          <svg:desc/>
        </draw:frame>
        <draw:frame draw:id="id159" presentation:style-name="a1275" draw:name="Content Placeholder 2" svg:x="1.23608in" svg:y="2.37508in" svg:width="10.50227in" svg:height="3.60299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23" text:class-names="">WITH dataset as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(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29" text:class-names="">SELECT<text:s text:c="1"/></text:span><text:span text:style-name="a1230" text:class-names="">r.rid</text:span><text:span text:style-name="a1231" text:class-names="">, p.name,<text:s text:c="1"/></text:span><text:span text:style-name="a1232" text:class-names="">r.rast</text:span><text:span text:style-name="a1233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36" text:class-names="">from glc2000_us_nodata r INNER JOIN<text:s text:c="1"/></text:span><text:span text:style-name="a1237" text:class-names="">us_states</text:span><text:span text:style-name="a1238" text:class-names=""><text:s text:c="1"/>p ON<text:s text:c="1"/></text:span><text:span text:style-name="a1239" text:class-names="">ST_Intersects</text:span><text:span text:style-name="a1240" text:class-names="">(</text:span><text:span text:style-name="a1241" text:class-names="">r.rast</text:span><text:span text:style-name="a1242" text:class-names="">,<text:s text:c="1"/></text:span><text:span text:style-name="a1243" text:class-names="">p.geom</text:span><text:span text:style-name="a1244" text:class-names="">)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7" text:class-names="">WHERE lower(p.name) = '</text:span><text:span text:style-name="a1248" text:class-names="">minnesota</text:span><text:span text:style-name="a1249" text:class-names="">'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LIMIT 1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)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58" text:class-names="">SELECT DISTINCT rid,<text:s text:c="1"/></text:span><text:span text:style-name="a1259" text:class-names="">ST_ValueCount</text:span><text:span text:style-name="a1260" text:class-names="">(</text:span><text:span text:style-name="a1261" text:class-names="">ST_Reclass</text:span><text:span text:style-name="a1262" text:class-names="">(</text:span><text:span text:style-name="a1263" text:class-names="">rast</text:span><text:span text:style-name="a1264" text:class-names="">, 1, '12:1', '8BUI')),<text:s text:c="1"/></text:span><text:span text:style-name="a1265" text:class-names="">ST_ValueCount</text:span><text:span text:style-name="a1266" text:class-names="">(</text:span><text:span text:style-name="a1267" text:class-names="">rast</text:span><text:span text:style-name="a1268" text:class-names="">)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1" text:class-names="">FROM dataset</text:span><text:span text:style-name="a12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table-cell" style:name="a80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8">
      <style:table-cell-properties/>
    </style:style>
    <style:style style:family="table-cell" style:name="a800">
      <style:table-cell-properties/>
    </style:style>
    <style:style style:family="table-cell" style:name="a799">
      <style:table-cell-properties fo:background-color="#d2deef"/>
    </style:style>
    <style:style style:family="table-cell" style:name="a801">
      <style:table-cell-properties fo:background-color="#d2deef"/>
    </style:style>
    <style:style style:family="graphic" style:name="Graphics"/>
    <style:style style:family="table-cell" style:name="a80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071" draw:style="radial" draw:cx="50%" draw:cy="50%" draw:start-color="#fafafa" draw:end-color="#ffffff" draw:start-intensity="100%" draw:end-intensity="100%"/>
    <draw:gradient draw:name="a806" draw:style="radial" draw:cx="50%" draw:cy="50%" draw:start-color="#fafafa" draw:end-color="#ffffff" draw:start-intensity="100%" draw:end-intensity="100%"/>
    <draw:gradient draw:name="a1050" draw:style="radial" draw:cx="50%" draw:cy="50%" draw:start-color="#fafafa" draw:end-color="#ffffff" draw:start-intensity="100%" draw:end-intensity="100%"/>
    <draw:gradient draw:name="a72" draw:style="linear" draw:angle="0" draw:start-color="#dcdce0" draw:end-color="#dedee2" draw:start-intensity="0%" draw:end-intensity="100%"/>
    <draw:gradient draw:name="a734" draw:style="linear" draw:angle="0" draw:start-color="#dcdce0" draw:end-color="#dedee2" draw:start-intensity="0%" draw:end-intensity="100%"/>
    <draw:gradient draw:name="a960" draw:style="radial" draw:cx="50%" draw:cy="50%" draw:start-color="#fafafa" draw:end-color="#ffffff" draw:start-intensity="100%" draw:end-intensity="100%"/>
    <draw:gradient draw:name="a661" draw:style="radial" draw:cx="50%" draw:cy="50%" draw:start-color="#fafafa" draw:end-color="#ffffff" draw:start-intensity="100%" draw:end-intensity="100%"/>
    <draw:gradient draw:name="a987" draw:style="radial" draw:cx="50%" draw:cy="50%" draw:start-color="#fafafa" draw:end-color="#ffffff" draw:start-intensity="100%" draw:end-intensity="100%"/>
    <draw:gradient draw:name="a890" draw:style="radial" draw:cx="50%" draw:cy="50%" draw:start-color="#fafafa" draw:end-color="#ffffff" draw:start-intensity="100%" draw:end-intensity="100%"/>
    <draw:gradient draw:name="a1129" draw:style="radial" draw:cx="50%" draw:cy="50%" draw:start-color="#fafafa" draw:end-color="#ffffff" draw:start-intensity="100%" draw:end-intensity="100%"/>
    <draw:gradient draw:name="a666" draw:style="linear" draw:angle="0" draw:start-color="#dcdce0" draw:end-color="#dedee2" draw:start-intensity="0%" draw:end-intensity="100%"/>
    <draw:gradient draw:name="a1032" draw:style="radial" draw:cx="50%" draw:cy="50%" draw:start-color="#fafafa" draw:end-color="#ffffff" draw:start-intensity="100%" draw:end-intensity="100%"/>
    <draw:gradient draw:name="a594" draw:style="radial" draw:cx="50%" draw:cy="50%" draw:start-color="#fafafa" draw:end-color="#ffffff" draw:start-intensity="100%" draw:end-intensity="100%"/>
    <draw:gradient draw:name="a945" draw:style="radial" draw:cx="50%" draw:cy="50%" draw:start-color="#fafafa" draw:end-color="#ffffff" draw:start-intensity="100%" draw:end-intensity="100%"/>
    <draw:gradient draw:name="a1011" draw:style="radial" draw:cx="50%" draw:cy="50%" draw:start-color="#fafafa" draw:end-color="#ffffff" draw:start-intensity="100%" draw:end-intensity="100%"/>
    <draw:gradient draw:name="a599" draw:style="linear" draw:angle="0" draw:start-color="#dcdce0" draw:end-color="#dedee2" draw:start-intensity="0%" draw:end-intensity="100%"/>
    <draw:gradient draw:name="a251" draw:style="linear" draw:angle="0" draw:start-color="#dcdce0" draw:end-color="#dedee2" draw:start-intensity="0%" draw:end-intensity="100%"/>
    <draw:gradient draw:name="a625" draw:style="linear" draw:angle="0" draw:start-color="#262626" draw:end-color="#0d0d0d" draw:start-intensity="100%" draw:end-intensity="100%"/>
    <draw:gradient draw:name="a629" draw:style="linear" draw:angle="1800" draw:start-color="#dadada" draw:end-color="#fffffe" draw:start-intensity="100%" draw:end-intensity="100%"/>
    <draw:gradient draw:name="a833" draw:style="radial" draw:cx="50%" draw:cy="50%" draw:start-color="#fafafa" draw:end-color="#ffffff" draw:start-intensity="100%" draw:end-intensity="100%"/>
    <draw:gradient draw:name="a812" draw:style="radial" draw:cx="50%" draw:cy="50%" draw:start-color="#fafafa" draw:end-color="#ffffff" draw:start-intensity="100%" draw:end-intensity="100%"/>
    <draw:gradient draw:name="a1203" draw:style="radial" draw:cx="50%" draw:cy="50%" draw:start-color="#fafafa" draw:end-color="#ffffff" draw:start-intensity="100%" draw:end-intensity="100%"/>
    <draw:gradient draw:name="a1155" draw:style="radial" draw:cx="50%" draw:cy="50%" draw:start-color="#fafafa" draw:end-color="#ffffff" draw:start-intensity="100%" draw:end-intensity="100%"/>
    <draw:gradient draw:name="a993" draw:style="radial" draw:cx="50%" draw:cy="50%" draw:start-color="#fafafa" draw:end-color="#ffffff" draw:start-intensity="100%" draw:end-intensity="100%"/>
    <draw:gradient draw:name="a122" draw:style="radial" draw:cx="50%" draw:cy="50%" draw:start-color="#fafafa" draw:end-color="#ffffff" draw:start-intensity="100%" draw:end-intensity="100%"/>
    <draw:gradient draw:name="a422" draw:style="radial" draw:cx="50%" draw:cy="50%" draw:start-color="#fafafa" draw:end-color="#ffffff" draw:start-intensity="100%" draw:end-intensity="100%"/>
    <draw:gradient draw:name="a1114" draw:style="radial" draw:cx="50%" draw:cy="50%" draw:start-color="#fafafa" draw:end-color="#ffffff" draw:start-intensity="100%" draw:end-intensity="100%"/>
    <draw:gradient draw:name="a127" draw:style="linear" draw:angle="0" draw:start-color="#dcdce0" draw:end-color="#dedee2" draw:start-intensity="0%" draw:end-intensity="100%"/>
    <draw:gradient draw:name="a427" draw:style="linear" draw:angle="0" draw:start-color="#dcdce0" draw:end-color="#dedee2" draw:start-intensity="0%" draw:end-intensity="100%"/>
    <draw:gradient draw:name="a330" draw:style="radial" draw:cx="50%" draw:cy="50%" draw:start-color="#fafafa" draw:end-color="#ffffff" draw:start-intensity="100%" draw:end-intensity="100%"/>
    <draw:gradient draw:name="a978" draw:style="radial" draw:cx="50%" draw:cy="50%" draw:start-color="#fafafa" draw:end-color="#ffffff" draw:start-intensity="100%" draw:end-intensity="100%"/>
    <draw:gradient draw:name="a67" draw:style="radial" draw:cx="50%" draw:cy="50%" draw:start-color="#fafafa" draw:end-color="#ffffff" draw:start-intensity="100%" draw:end-intensity="100%"/>
    <draw:gradient draw:name="a729" draw:style="radial" draw:cx="50%" draw:cy="50%" draw:start-color="#fafafa" draw:end-color="#ffffff" draw:start-intensity="100%" draw:end-intensity="100%"/>
    <draw:gradient draw:name="a930" draw:style="radial" draw:cx="50%" draw:cy="50%" draw:start-color="#fafafa" draw:end-color="#ffffff" draw:start-intensity="100%" draw:end-intensity="100%"/>
    <draw:gradient draw:name="a335" draw:style="linear" draw:angle="0" draw:start-color="#dcdce0" draw:end-color="#dedee2" draw:start-intensity="0%" draw:end-intensity="100%"/>
    <draw:gradient draw:name="a190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863" draw:style="radial" draw:cx="50%" draw:cy="50%" draw:start-color="#fafafa" draw:end-color="#ffffff" draw:start-intensity="100%" draw:end-intensity="100%"/>
    <draw:gradient draw:name="a195" draw:style="linear" draw:angle="0" draw:start-color="#dcdce0" draw:end-color="#dedee2" draw:start-intensity="0%" draw:end-intensity="100%"/>
    <draw:gradient draw:name="a5" draw:style="linear" draw:angle="0" draw:start-color="#dcdce0" draw:end-color="#dedee2" draw:start-intensity="0%" draw:end-intensity="100%"/>
    <draw:gradient draw:name="a246" draw:style="radial" draw:cx="50%" draw:cy="50%" draw:start-color="#fafafa" draw:end-color="#ffffff" draw:start-intensity="100%" draw:end-intensity="100%"/>
    <draw:gradient draw:name="a522" draw:style="radial" draw:cx="50%" draw:cy="50%" draw:start-color="#fafafa" draw:end-color="#ffffff" draw:start-intensity="100%" draw:end-intensity="100%"/>
    <draw:gradient draw:name="a474" draw:style="radial" draw:cx="50%" draw:cy="50%" draw:start-color="#fafafa" draw:end-color="#ffffff" draw:start-intensity="100%" draw:end-intensity="100%"/>
    <draw:gradient draw:name="a848" draw:style="radial" draw:cx="50%" draw:cy="50%" draw:start-color="#fafafa" draw:end-color="#ffffff" draw:start-intensity="100%" draw:end-intensity="100%"/>
    <draw:gradient draw:name="a527" draw:style="linear" draw:angle="0" draw:start-color="#dcdce0" draw:end-color="#dedee2" draw:start-intensity="0%" draw:end-intensity="100%"/>
    <draw:gradient draw:name="a479" draw:style="linear" draw:angle="0" draw:start-color="#dcdce0" draw:end-color="#dedee2" draw:start-intensity="0%" draw:end-intensity="100%"/>
    <draw:gradient draw:name="a1218" draw:style="radial" draw:cx="50%" draw:cy="50%" draw:start-color="#fafafa" draw:end-color="#ffffff" draw:start-intensity="100%" draw:end-intensity="100%"/>
    <table:table-template table:name="{5C22544A-7EE6-4342-B048-85BDC9FD1C3A}">
      <table:first-row table:style-name="a802" table:paragraph-style-name=""/>
      <table:last-row table:style-name="a803" table:paragraph-style-name=""/>
      <table:first-column table:style-name="a804" table:paragraph-style-name=""/>
      <table:last-column table:style-name="a805" table:paragraph-style-name=""/>
      <table:body table:style-name="a797" table:paragraph-style-name=""/>
      <table:even-rows table:style-name="a800" table:paragraph-style-name=""/>
      <table:odd-rows table:style-name="a801" table:paragraph-style-name=""/>
      <table:even-columns table:style-name="a798" table:paragraph-style-name=""/>
      <table:odd-columns table:style-name="a79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gradient" draw:fill-gradient-name="a72" draw:stroke="none" draw:auto-grow-width="false" draw:auto-grow-height="false"/>
      <style:paragraph-properties style:font-independent-line-spacing="true" style:writing-mode="lr-tb"/>
    </style:style>
    <style:style style:family="graphic" style:name="a215" style:parent-style-name="Graphics">
      <style:graphic-properties draw:fill="none" fo:clip="rect(0in, 3.7449in, 0.18795in, -0.02719in)" draw:stroke="none"/>
    </style:style>
    <style:style style:family="graphic" style:name="a74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 style:parent-style-name="Graphics">
      <style:graphic-properties draw:fill="none" fo:clip="rect(0in, 3.7449in, 0.18795in, -0.02719in)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 style:parent-style-name="Graphics">
      <style:graphic-properties draw:fill="none" fo:clip="rect(0in, 3.7449in, 0.18795in, -0.02719in)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 style:parent-style-name="Graphics">
      <style:graphic-properties draw:fill="none" fo:clip="rect(0in, 3.7449in, 0.18795in, -0.02719in)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gradient" draw:fill-gradient-name="a2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 style:parent-style-name="Graphics">
      <style:graphic-properties draw:fill="none" fo:clip="rect(0.02499in, 0in, -0.02499in, 0in)" draw:stroke="non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gradient" draw:fill-gradient-name="a4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fo:clip="rect(0.02499in, 0in, -0.02499in, 0in)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solid" svg:stroke-width="0.01389in" svg:stroke-color="#000000" svg:strok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gradient" draw:fill-gradient-name="a251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gradient" draw:fill-gradient-name="a479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gradient" draw:fill-gradient-name="a7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 style:parent-style-name="Graphics">
      <style:graphic-properties draw:fill="none" fo:clip="rect(0.02499in, 0in, -0.02499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gradient" draw:fill-gradient-name="a734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gradient" draw:fill-gradient-name="a5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99" style:parent-style-name="Graphics">
      <style:graphic-properties draw:fill="none" fo:clip="rect(0in, 3.7449in, 0.18795in, -0.02719in)" draw:stroke="none"/>
    </style:style>
    <style:style style:family="drawing-page" style:name="a523">
      <style:drawing-page-properties draw:fill="gradient" draw:fill-gradient-name="a5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fo:clip="rect(0.02499in, 0in, -0.02499in, 0in)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gradient" draw:fill-gradient-name="a527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7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6" style:parent-style-name="Graphics">
      <style:graphic-properties draw:fill="none" fo:clip="rect(0in, 14.00997in, 0.18795in, -0.02719in)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gradient" draw:fill-gradient-name="a3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 style:parent-style-name="Graphics">
      <style:graphic-properties draw:fill="none" fo:clip="rect(0.02499in, 0in, -0.02499in, 0in)" draw:stroke="non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top" draw:textarea-horizontal-align="left" draw:fill="gradient" draw:fill-gradient-name="a335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 style:parent-style-name="Graphics">
      <style:graphic-properties draw:fill="none" fo:clip="rect(0in, 3.7449in, 0.18795in, -0.02719in)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gradient" draw:fill-gradient-name="a1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fo:clip="rect(0.02499in, 0in, -0.02499in, 0in)" draw:stroke="non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gradient" draw:fill-gradient-name="a127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gradient" draw:fill-gradient-name="a5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6" style:parent-style-name="Graphics">
      <style:graphic-properties draw:fill="none" fo:clip="rect(0.02499in, 0in, -0.02499in, 0in)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in" fo:padding-bottom="0in" fo:padding-left="0in" fo:padding-right="0in" draw:textarea-vertical-align="top" draw:textarea-horizontal-align="left" draw:fill="gradient" draw:fill-gradient-name="a599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 style:parent-style-name="Graphics">
      <style:graphic-properties draw:fill="none" fo:clip="rect(0in, 3.7449in, 0.18795in, -0.02719in)" draw:stroke="non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 style:parent-style-name="Graphics">
      <style:graphic-properties draw:fill="none" fo:clip="rect(0in, 3.7449in, 0.18795in, -0.02719in)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 style:parent-style-name="Graphics">
      <style:graphic-properties draw:fill="none" fo:clip="rect(0.00244in, 11.4865in, 0.18862in, -0.02743in)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gradient" draw:fill-gradient-name="a62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gradient" draw:fill-gradient-name="a62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" style:parent-style-name="Graphics">
      <style:graphic-properties draw:fill="none" fo:clip="rect(0.02499in, 0in, -0.02499in, 0in)" draw:stroke="non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gradient" draw:fill-gradient-name="a195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gradient" draw:fill-gradient-name="a4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fo:clip="rect(0.02499in, 0in, -0.02499in, 0in)" draw:stroke="non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gradient" draw:fill-gradient-name="a427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gradient" draw:fill-gradient-name="a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 style:parent-style-name="Graphics">
      <style:graphic-properties draw:fill="none" fo:clip="rect(0.02499in, 0in, -0.02499in, 0in)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gradient" draw:fill-gradient-name="a6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fo:clip="rect(0.02499in, 0in, -0.02499in, 0in)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7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1" draw:style-name="a6" draw:name="Rectangle 12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7" draw:name="Straight Connector 13">
        <svg:title/>
        <svg:desc/>
      </draw:connector>
      <draw:frame draw:id="id3" presentation:style-name="a10" draw:name="Title Placeholder 1" svg:x="1.23608in" svg:y="1.04257in" svg:width="10.50227in" svg:height="1.1474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3608in" svg:y="2.37508in" svg:width="10.50227in" svg:height="3.60299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3/6/2018</text:date></text:span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6" draw:name="Slide Number Placeholder 5" svg:x="10.84654in" svg:y="0.1502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3/6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4" draw:layer="Master1-bg" draw:style-name="a69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15" draw:layer="Master1-bg" draw:style-name="a73" draw:name="Rectangle 12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6" draw:layer="Master1-bg" draw:style-name="a74" draw:name="Straight Connector 13">
        <svg:title/>
        <svg:desc/>
      </draw:connector>
      <draw:frame draw:id="id17" presentation:style-name="a77" draw:name="Title 1" svg:x="1.23404in" svg:y="1.03446in" svg:width="9.44562in" svg:height="2.86369in" presentation:class="title" presentation:placeholder="false">
        <draw:text-box>
          <text:p text:style-name="a76" text:class-names="" text:cond-style-name=""><text:span text:style-name="a75" text:class-names="">Click to edit Master title style</text:span></text:p>
        </draw:text-box>
        <svg:title/>
        <svg:desc/>
      </draw:frame>
      <draw:frame draw:id="id18" presentation:style-name="a80" draw:name="Subtitle 2" svg:x="1.23404in" svg:y="3.89815in" svg:width="9.44562in" svg:height="1.17136in" presentation:class="subtitle" presentation:placeholder="false">
        <draw:text-box>
          <text:p text:style-name="a79" text:class-names="" text:cond-style-name=""><text:span text:style-name="a78" text:class-names="">Click to edit Master subtitle style</text:span></text:p>
        </draw:text-box>
        <svg:title/>
        <svg:desc/>
      </draw:frame>
      <draw:frame draw:id="id19" presentation:style-name="a84" draw:name="Date Placeholder 3" svg:x="7.90992in" svg:y="0.3613in" svg:width="2.75087in" svg:height="0.33815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3/6/2018</text:date></text:span></text:p>
        </draw:text-box>
        <svg:title/>
        <svg:desc/>
      </draw:frame>
      <draw:frame draw:id="id20" presentation:style-name="a87" draw:name="Footer Placeholder 4" svg:x="1.23264in" svg:y="0.36013in" svg:width="6.50007in" svg:height="0.33815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1" presentation:style-name="a90" draw:name="Slide Number Placeholder 5" svg:x="10.85345in" svg:y="0.14756in" svg:width="0.88694in" svg:height="0.55072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  <draw:frame draw:id="id22" draw:style-name="a91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121">
        <draw:frame draw:id="id8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8" draw:name="Date Placeholder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3/6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9" draw:name="Slide Image Placeholder 3">
          <svg:title/>
          <svg:desc/>
        </draw:page-thumbnail>
        <draw:frame draw:id="id11" presentation:style-name="a114" draw:name="Notes Placeholder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7" draw:name="Footer Placeholder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3" presentation:style-name="a120" draw:name="Slide Number Placeholder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23" draw:layer="Master1-bg" draw:style-name="a124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24" draw:layer="Master1-bg" draw:style-name="a128" draw:name="Rectangle 12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5" draw:layer="Master1-bg" draw:style-name="a129" draw:name="Straight Connector 13">
        <svg:title/>
        <svg:desc/>
      </draw:connector>
      <draw:frame draw:id="id26" presentation:style-name="a132" draw:name="Title 1" svg:x="1.23608in" svg:y="1.04257in" svg:width="10.50227in" svg:height="1.14746in" presentation:class="title" presentation:placeholder="false">
        <draw:text-box>
          <text:p text:style-name="a131" text:class-names="" text:cond-style-name=""><text:span text:style-name="a130" text:class-names="">Click to edit Master title style</text:span></text:p>
        </draw:text-box>
        <svg:title/>
        <svg:desc/>
      </draw:frame>
      <draw:frame draw:id="id27" presentation:style-name="a148" draw:name="Content Placeholder 2" svg:x="1.23608in" svg:y="2.37508in" svg:width="10.50227in" svg:height="3.60299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2" draw:name="Date Placeholder 3" svg:x="7.90992in" svg:y="0.3613in" svg:width="2.75087in" svg:height="0.33815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3/6/2018</text:date></text:span></text:p>
        </draw:text-box>
        <svg:title/>
        <svg:desc/>
      </draw:frame>
      <draw:frame draw:id="id29" presentation:style-name="a155" draw:name="Footer Placeholder 4" svg:x="1.23608in" svg:y="0.36013in" svg:width="6.49479in" svg:height="0.33815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0" presentation:style-name="a158" draw:name="Slide Number Placeholder 5" svg:x="10.84654in" svg:y="0.15027in" svg:width="0.88694in" svg:height="0.55072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  <draw:frame draw:id="id31" draw:style-name="a159" draw:name="Picture 23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189">
        <draw:frame draw:id="id8" presentation:style-name="a162" draw:name="Header Placehold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6" draw:name="Date Placeholder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3/6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7" draw:name="Slide Image Placeholder 3">
          <svg:title/>
          <svg:desc/>
        </draw:page-thumbnail>
        <draw:frame draw:id="id11" presentation:style-name="a182" draw:name="Notes Placeholder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Edit Master text styles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 le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5" draw:name="Footer Placeholder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3" presentation:style-name="a188" draw:name="Slide Number Placeholder 6" svg:x="4.24826in" svg:y="9.49826in" svg:width="3.25in" svg:height="0.50174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32" draw:layer="Master1-bg" draw:style-name="a192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33" draw:layer="Master1-bg" draw:style-name="a196" draw:name="Rectangle 12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4" draw:layer="Master1-bg" draw:style-name="a197" draw:name="Straight Connector 13">
        <svg:title/>
        <svg:desc/>
      </draw:connector>
      <draw:frame draw:id="id35" presentation:style-name="a200" draw:name="Title 1" svg:x="1.23487in" svg:y="1.92053in" svg:width="9.42592in" svg:height="2.24198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36" presentation:style-name="a204" draw:name="Text Placeholder 2" svg:x="1.23487in" svg:y="4.16251in" svg:width="9.42592in" svg:height="1.1077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 Master text styles</text:span></text:p>
            </text:list-item>
          </text:list>
        </draw:text-box>
        <svg:title/>
        <svg:desc/>
      </draw:frame>
      <draw:frame draw:id="id37" presentation:style-name="a208" draw:name="Date Placeholder 3" svg:x="7.90992in" svg:y="0.3613in" svg:width="2.75087in" svg:height="0.33815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3/6/2018</text:date></text:span></text:p>
        </draw:text-box>
        <svg:title/>
        <svg:desc/>
      </draw:frame>
      <draw:frame draw:id="id38" presentation:style-name="a211" draw:name="Footer Placeholder 4" svg:x="1.23608in" svg:y="0.36013in" svg:width="6.49479in" svg:height="0.33815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lide Number Placeholder 5" svg:x="10.84654in" svg:y="0.15027in" svg:width="0.88694in" svg:height="0.55072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draw:frame draw:id="id40" draw:style-name="a215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245">
        <draw:frame draw:id="id8" presentation:style-name="a218" draw:name="Header Placeholder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Date Placeholder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3/6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Slide Image Placeholder 3">
          <svg:title/>
          <svg:desc/>
        </draw:page-thumbnail>
        <draw:frame draw:id="id11" presentation:style-name="a238" draw:name="Notes Placeholder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Footer Placeholder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4" draw:name="Slide Number Placeholder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7">
      <draw:frame draw:id="id41" draw:layer="Master1-bg" draw:style-name="a248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42" draw:layer="Master1-bg" draw:style-name="a252" draw:name="Rectangle 12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3" draw:layer="Master1-bg" draw:style-name="a253" draw:name="Straight Connector 13">
        <svg:title/>
        <svg:desc/>
      </draw:connector>
      <draw:frame draw:id="id44" presentation:style-name="a256" draw:name="Title 1" svg:x="1.23693in" svg:y="1.04772in" svg:width="10.50485in" svg:height="1.15847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45" presentation:style-name="a272" draw:name="Content Placeholder 2" svg:x="1.23487in" svg:y="2.36835in" svg:width="5.08in" svg:height="3.6022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88" draw:name="Content Placeholder 3" svg:x="6.66624in" svg:y="2.37508in" svg:width="5.08in" svg:height="3.59481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2" draw:name="Date Placeholder 4" svg:x="7.90992in" svg:y="0.3613in" svg:width="2.75087in" svg:height="0.33815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3/6/2018</text:date></text:span></text:p>
        </draw:text-box>
        <svg:title/>
        <svg:desc/>
      </draw:frame>
      <draw:frame draw:id="id48" presentation:style-name="a295" draw:name="Footer Placeholder 5" svg:x="1.23608in" svg:y="0.36013in" svg:width="6.49479in" svg:height="0.3381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8" draw:name="Slide Number Placeholder 6" svg:x="10.84654in" svg:y="0.15027in" svg:width="0.88694in" svg:height="0.55072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draw:frame draw:id="id50" draw:style-name="a299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329">
        <draw:frame draw:id="id8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3/6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7" draw:name="Slide Image Placeholder 3">
          <svg:title/>
          <svg:desc/>
        </draw:page-thumbnail>
        <draw:frame draw:id="id11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3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51" draw:layer="Master1-bg" draw:style-name="a332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52" draw:layer="Master1-bg" draw:style-name="a336" draw:name="Rectangle 12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3" draw:layer="Master1-bg" draw:style-name="a337" draw:name="Straight Connector 13">
        <svg:title/>
        <svg:desc/>
      </draw:connector>
      <draw:frame draw:id="id54" presentation:style-name="a340" draw:name="Title 1" svg:x="1.23487in" svg:y="1.04258in" svg:width="10.50707in" svg:height="1.1552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55" presentation:style-name="a344" draw:name="Text Placeholder 2" svg:x="1.23487in" svg:y="2.37284in" svg:width="5.08in" svg:height="0.8770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</draw:text-box>
        <svg:title/>
        <svg:desc/>
      </draw:frame>
      <draw:frame draw:id="id56" presentation:style-name="a360" draw:name="Content Placeholder 3" svg:x="1.23487in" svg:y="3.2529in" svg:width="5.08in" svg:height="2.72734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4" draw:name="Text Placeholder 4" svg:x="6.66485in" svg:y="2.37662in" svg:width="5.08in" svg:height="0.8773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58" presentation:style-name="a380" draw:name="Content Placeholder 5" svg:x="6.66485in" svg:y="3.24986in" svg:width="5.08in" svg:height="2.72003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4" draw:name="Date Placeholder 6" svg:x="7.90992in" svg:y="0.3613in" svg:width="2.75087in" svg:height="0.33815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3/6/2018</text:date></text:span></text:p>
        </draw:text-box>
        <svg:title/>
        <svg:desc/>
      </draw:frame>
      <draw:frame draw:id="id60" presentation:style-name="a387" draw:name="Footer Placeholder 7" svg:x="1.23608in" svg:y="0.36013in" svg:width="6.49479in" svg:height="0.3381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1" presentation:style-name="a390" draw:name="Slide Number Placeholder 8" svg:x="10.84654in" svg:y="0.15027in" svg:width="0.88694in" svg:height="0.55072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/></text:span></text:p>
        </draw:text-box>
        <svg:title/>
        <svg:desc/>
      </draw:frame>
      <draw:frame draw:id="id62" draw:style-name="a391" draw:name="Picture 17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421">
        <draw:frame draw:id="id8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3/6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9" draw:name="Slide Image Placeholder 3">
          <svg:title/>
          <svg:desc/>
        </draw:page-thumbnail>
        <draw:frame draw:id="id11" presentation:style-name="a414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7" draw:name="Footer Placeholder 5" svg:x="0in" svg:y="9.49826in" svg:width="3.25in" svg:height="0.50174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3" presentation:style-name="a420" draw:name="Slide Number Placehold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3">
      <draw:frame draw:id="id63" draw:layer="Master1-bg" draw:style-name="a424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64" draw:layer="Master1-bg" draw:style-name="a428" draw:name="Rectangle 12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5" draw:layer="Master1-bg" draw:style-name="a429" draw:name="Straight Connector 13">
        <svg:title/>
        <svg:desc/>
      </draw:connector>
      <draw:frame draw:id="id66" presentation:style-name="a432" draw:name="Title 1" svg:x="1.23608in" svg:y="1.04257in" svg:width="10.50227in" svg:height="1.14746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7" presentation:style-name="a436" draw:name="Date Placeholder 2" svg:x="7.90992in" svg:y="0.3613in" svg:width="2.75087in" svg:height="0.33815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3/6/2018</text:date></text:span></text:p>
        </draw:text-box>
        <svg:title/>
        <svg:desc/>
      </draw:frame>
      <draw:frame draw:id="id68" presentation:style-name="a439" draw:name="Footer Placeholder 3" svg:x="1.23608in" svg:y="0.36013in" svg:width="6.49479in" svg:height="0.33815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9" presentation:style-name="a442" draw:name="Slide Number Placeholder 4" svg:x="10.84654in" svg:y="0.15027in" svg:width="0.88694in" svg:height="0.55072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draw:frame draw:id="id70" draw:style-name="a443" draw:name="Picture 13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473">
        <draw:frame draw:id="id8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3/6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Slide Image Placeholder 3">
          <svg:title/>
          <svg:desc/>
        </draw:page-thumbnail>
        <draw:frame draw:id="id11" presentation:style-name="a466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3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71" draw:layer="Master1-bg" draw:style-name="a476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480" draw:name="Rectangle 12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481" draw:name="Straight Connector 13">
        <svg:title/>
        <svg:desc/>
      </draw:connector>
      <draw:frame draw:id="id74" presentation:style-name="a485" draw:name="Date Placeholder 1" svg:x="7.90992in" svg:y="0.3613in" svg:width="2.75087in" svg:height="0.33815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3/6/2018</text:date></text:span></text:p>
        </draw:text-box>
        <svg:title/>
        <svg:desc/>
      </draw:frame>
      <draw:frame draw:id="id75" presentation:style-name="a488" draw:name="Footer Placeholder 2" svg:x="1.23608in" svg:y="0.36013in" svg:width="6.49479in" svg:height="0.33815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76" presentation:style-name="a491" draw:name="Slide Number Placeholder 3" svg:x="10.84654in" svg:y="0.15027in" svg:width="0.88694in" svg:height="0.55072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8" presentation:style-name="a494" draw:name="Header Placeholder 1" svg:x="0in" svg:y="0in" svg:width="3.25in" svg:height="0.5017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3/6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9" draw:name="Slide Image Placeholder 3">
          <svg:title/>
          <svg:desc/>
        </draw:page-thumbnail>
        <draw:frame draw:id="id11" presentation:style-name="a514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7" draw:name="Footer Placeholder 5" svg:x="0in" svg:y="9.49826in" svg:width="3.25in" svg:height="0.50174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3" presentation:style-name="a520" draw:name="Slide Number Placeholder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3">
      <draw:frame draw:id="id77" draw:layer="Master1-bg" draw:style-name="a524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78" draw:layer="Master1-bg" draw:style-name="a528" draw:name="Rectangle 12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9" draw:layer="Master1-bg" draw:style-name="a529" draw:name="Straight Connector 13">
        <svg:title/>
        <svg:desc/>
      </draw:connector>
      <draw:frame draw:id="id80" presentation:style-name="a532" draw:name="Title 1" svg:x="1.22954in" svg:y="1.04175in" svg:width="3.5816in" svg:height="2.53956in" presentation:class="title" presentation:placeholder="false">
        <draw:text-box>
          <text:p text:style-name="a531" text:class-names="" text:cond-style-name=""><text:span text:style-name="a530" text:class-names="">Click to edit Master title style</text:span></text:p>
        </draw:text-box>
        <svg:title/>
        <svg:desc/>
      </draw:frame>
      <draw:frame draw:id="id81" presentation:style-name="a548" draw:name="Content Placeholder 2" svg:x="5.1655in" svg:y="1.04175in" svg:width="6.57532in" svg:height="4.92697in" presentation:class="object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2" draw:name="Text Placeholder 3" svg:x="1.22954in" svg:y="3.58131in" svg:width="3.5816in" svg:height="2.38289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Edit Master text styles</text:span></text:p>
            </text:list-item>
          </text:list>
        </draw:text-box>
        <svg:title/>
        <svg:desc/>
      </draw:frame>
      <draw:frame draw:id="id83" presentation:style-name="a556" draw:name="Date Placeholder 4" svg:x="7.90992in" svg:y="0.3613in" svg:width="2.75087in" svg:height="0.33815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3/6/2018</text:date></text:span></text:p>
        </draw:text-box>
        <svg:title/>
        <svg:desc/>
      </draw:frame>
      <draw:frame draw:id="id84" presentation:style-name="a559" draw:name="Footer Placeholder 5" svg:x="1.23608in" svg:y="0.36013in" svg:width="6.49479in" svg:height="0.33815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5" presentation:style-name="a562" draw:name="Slide Number Placeholder 6" svg:x="10.84654in" svg:y="0.15027in" svg:width="0.88694in" svg:height="0.55072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draw:frame draw:id="id86" draw:style-name="a563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593">
        <draw:frame draw:id="id8" presentation:style-name="a566" draw:name="Header Placehold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70" draw:name="Date Placehold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3/6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1" draw:name="Slide Image Placeholder 3">
          <svg:title/>
          <svg:desc/>
        </draw:page-thumbnail>
        <draw:frame draw:id="id11" presentation:style-name="a586" draw:name="Notes Placehold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Edit Master text styles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econd level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9" draw:name="Footer Placehold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3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5">
      <draw:frame draw:id="id87" draw:layer="Master1-bg" draw:style-name="a596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88" draw:layer="Master1-bg" draw:style-name="a600" draw:name="Rectangle 12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9" draw:layer="Master1-bg" draw:style-name="a601" draw:name="Straight Connector 13">
        <svg:title/>
        <svg:desc/>
      </draw:connector>
      <draw:g draw:name="Group 7" draw:id="id90">
        <svg:title/>
        <svg:desc/>
        <draw:custom-shape svg:x="8.17737in" svg:y="0.52731in" svg:width="4.45596in" svg:height="5.63113in" draw:id="id98" draw:style-name="a626" draw:name="Rectangle 17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9" draw:style-name="a630" draw:name="Rectangle 18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604" draw:name="Title 1" svg:x="1.23483in" svg:y="1.23525in" svg:width="6.40297in" svg:height="2.10434in" presentation:class="title" presentation:placeholder="false">
        <draw:text-box>
          <text:p text:style-name="a603" text:class-names="" text:cond-style-name=""><text:span text:style-name="a602" text:class-names="">Click to edit Master title style</text:span></text:p>
        </draw:text-box>
        <svg:title/>
        <svg:desc/>
      </draw:frame>
      <draw:frame draw:id="id92" presentation:style-name="a607" draw:name="Picture Placeholder 2" svg:x="8.88494in" svg:y="1.22763in" svg:width="3.05246in" svg:height="4.22827in" presentation:class="graphic" presentation:placeholder="false">
        <draw:text-box>
          <text:p text:style-name="a606" text:class-names="" text:cond-style-name=""><text:span text:style-name="a605" text:class-names="">Click icon to add picture</text:span></text:p>
        </draw:text-box>
        <svg:title/>
        <svg:desc/>
      </draw:frame>
      <draw:frame draw:id="id93" presentation:style-name="a611" draw:name="Text Placeholder 3" svg:x="1.23387in" svg:y="3.33959in" svg:width="6.39379in" svg:height="2.29223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Edit Master text styles</text:span></text:p>
            </text:list-item>
          </text:list>
        </draw:text-box>
        <svg:title/>
        <svg:desc/>
      </draw:frame>
      <draw:frame draw:id="id94" presentation:style-name="a615" draw:name="Date Placeholder 4" svg:x="1.23064in" svg:y="5.98191in" svg:width="6.39721in" svg:height="0.35009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3/6/2018</text:date></text:span></text:p>
        </draw:text-box>
        <svg:title/>
        <svg:desc/>
      </draw:frame>
      <draw:frame draw:id="id95" presentation:style-name="a618" draw:name="Footer Placeholder 5" svg:x="1.23064in" svg:y="0.34847in" svg:width="5.33445in" svg:height="0.35097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96" presentation:style-name="a621" draw:name="Slide Number Placeholder 6" svg:x="6.75502in" svg:y="0.15027in" svg:width="0.88694in" svg:height="0.55072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/></text:span></text:p>
        </draw:text-box>
        <svg:title/>
        <svg:desc/>
      </draw:frame>
      <draw:frame draw:id="id97" draw:style-name="a622" draw:name="Picture 21" svg:x="1.23082in" svg:y="0.7037in" svg:width="6.43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660">
        <draw:frame draw:id="id8" presentation:style-name="a633" draw:name="Header Placeholder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Date Placeholder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3/6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Slide Image Placeholder 3">
          <svg:title/>
          <svg:desc/>
        </draw:page-thumbnail>
        <draw:frame draw:id="id11" presentation:style-name="a653" draw:name="Notes Placeholder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Edit Master text styles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 level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Footer Placeholder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Slide Number Placeholder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62">
      <draw:frame draw:id="id100" draw:layer="Master1-bg" draw:style-name="a663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101" draw:layer="Master1-bg" draw:style-name="a667" draw:name="Rectangle 12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2" draw:layer="Master1-bg" draw:style-name="a668" draw:name="Straight Connector 13">
        <svg:title/>
        <svg:desc/>
      </draw:connector>
      <draw:frame draw:id="id103" presentation:style-name="a671" draw:name="Title 1" svg:x="1.23608in" svg:y="1.04257in" svg:width="10.50227in" svg:height="1.14746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104" presentation:style-name="a687" draw:name="Vertical Text Placeholder 2" svg:x="1.23608in" svg:y="2.37508in" svg:width="10.50227in" svg:height="3.6029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91" draw:name="Date Placeholder 3" svg:x="7.90992in" svg:y="0.3613in" svg:width="2.75087in" svg:height="0.33815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3/6/2018</text:date></text:span></text:p>
        </draw:text-box>
        <svg:title/>
        <svg:desc/>
      </draw:frame>
      <draw:frame draw:id="id106" presentation:style-name="a694" draw:name="Footer Placeholder 4" svg:x="1.23608in" svg:y="0.36013in" svg:width="6.49479in" svg:height="0.33815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7" presentation:style-name="a697" draw:name="Slide Number Placeholder 5" svg:x="10.84654in" svg:y="0.15027in" svg:width="0.88694in" svg:height="0.55072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draw:frame draw:id="id108" draw:style-name="a698" draw:name="Picture 14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728">
        <draw:frame draw:id="id8" presentation:style-name="a701" draw:name="Header Placeholder 1" svg:x="0in" svg:y="0in" svg:width="3.25in" svg:height="0.50174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9" presentation:style-name="a705" draw:name="Date Placehold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2" text:class-names=""><text:date text:fixed="false" style:data-style-name="a703">3/6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Slide Image Placeholder 3">
          <svg:title/>
          <svg:desc/>
        </draw:page-thumbnail>
        <draw:frame draw:id="id11" presentation:style-name="a721" draw:name="Notes Placehold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Edit Master text styles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 le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Footer Placeholder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7" draw:name="Slide Number Placeholder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30">
      <draw:frame draw:id="id109" draw:layer="Master1-bg" draw:style-name="a731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110" draw:layer="Master1-bg" draw:style-name="a735" draw:name="Rectangle 12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11" draw:layer="Master1-bg" draw:style-name="a736" draw:name="Straight Connector 13">
        <svg:title/>
        <svg:desc/>
      </draw:connector>
      <draw:frame draw:id="id112" presentation:style-name="a739" draw:name="Vertical Title 1" svg:x="9.9789in" svg:y="0.87377in" svg:width="1.767in" svg:height="5.09612in" presentation:class="title" presentation:placeholder="false">
        <draw:text-box>
          <text:p text:style-name="a738" text:class-names="" text:cond-style-name=""><text:span text:style-name="a737" text:class-names="">Click to edit Master title style</text:span></text:p>
        </draw:text-box>
        <svg:title/>
        <svg:desc/>
      </draw:frame>
      <draw:frame draw:id="id113" presentation:style-name="a755" draw:name="Vertical Text Placeholder 2" svg:x="1.23608in" svg:y="0.87377in" svg:width="8.56171in" svg:height="5.09612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59" draw:name="Date Placeholder 3" svg:x="7.90992in" svg:y="0.3613in" svg:width="2.75087in" svg:height="0.33815in" presentation:class="date-time" presentation:placeholder="false">
        <draw:text-box>
          <text:p text:style-name="a758" text:class-names="" text:cond-style-name=""><text:span text:style-name="a756" text:class-names=""><text:date text:fixed="false" style:data-style-name="a757">3/6/2018</text:date></text:span></text:p>
        </draw:text-box>
        <svg:title/>
        <svg:desc/>
      </draw:frame>
      <draw:frame draw:id="id115" presentation:style-name="a762" draw:name="Footer Placeholder 4" svg:x="1.23608in" svg:y="0.36013in" svg:width="6.49479in" svg:height="0.33815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16" presentation:style-name="a765" draw:name="Slide Number Placeholder 5" svg:x="10.84654in" svg:y="0.15027in" svg:width="0.88694in" svg:height="0.55072in" presentation:class="page-number" presentation:placeholder="false">
        <draw:text-box>
          <text:p text:style-name="a764" text:class-names="" text:cond-style-name=""><text:span text:style-name="a763" text:class-names=""><text:page-number style:num-format="1" text:fixed="false"/></text:span></text:p>
        </draw:text-box>
        <svg:title/>
        <svg:desc/>
      </draw:frame>
      <draw:frame draw:id="id117" draw:style-name="a766" draw:transform="translate(-2.55in -0.085in) rotate(-1.5708) translate(12.00131in 3.41715in)" draw:name="Picture 16" svg:width="5.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796">
        <draw:frame draw:id="id8" presentation:style-name="a769" draw:name="Header Placeholder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3" draw:name="Date Placeholder 2" svg:x="4.24826in" svg:y="0in" svg:width="3.25in" svg:height="0.50174in" presentation:class="date-time" presentation:placeholder="false">
          <draw:text-box>
            <text:p text:style-name="a772" text:class-names="" text:cond-style-name=""><text:span text:style-name="a770" text:class-names=""><text:date text:fixed="false" style:data-style-name="a771">3/6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4" draw:name="Slide Image Placeholder 3">
          <svg:title/>
          <svg:desc/>
        </draw:page-thumbnail>
        <draw:frame draw:id="id11" presentation:style-name="a789" draw:name="Notes Placeholder 4" svg:x="0.75in" svg:y="4.8125in" svg:width="6in" svg:height="3.9375in" presentation:class="notes" presentation:placeholder="false">
          <draw:text-box>
            <text:p text:style-name="a776" text:class-names="" text:cond-style-name=""><text:span text:style-name="a775" text:class-names="">Edit Master text styles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 level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list text:style-name="a788">
                              <text:list-item>
                                <text:p text:style-name="a787" text:class-names="" text:cond-style-name=""><text:span text:style-name="a7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2" draw:name="Footer Placeholder 5" svg:x="0in" svg:y="9.49826in" svg:width="3.25in" svg:height="0.50174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Slide Number Placeholder 6" svg:x="4.24826in" svg:y="9.49826in" svg:width="3.25in" svg:height="0.50174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18-03-06T23:31:07Z</dc:date>
    <meta:template xlink:href="GIS5577" xlink:type="simple"/>
    <meta:editing-cycles>15</meta:editing-cycles>
    <meta:editing-duration>PT29928S</meta:editing-duration>
    <meta:document-statistic meta:paragraph-count="106" meta:word-count="561"/>
  </office:meta>
</office:document-meta>
</file>